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F000000E03A63286059C7FBB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014in" table:align="margins"/>
    </style:style>
    <style:style style:name="Table2.A" style:family="table-column">
      <style:table-column-properties style:column-width="1.4688in" style:rel-column-width="13002*"/>
    </style:style>
    <style:style style:name="Table2.B" style:family="table-column">
      <style:table-column-properties style:column-width="2.291in" style:rel-column-width="20284*"/>
    </style:style>
    <style:style style:name="Table2.C" style:family="table-column">
      <style:table-column-properties style:column-width="1.3507in" style:rel-column-width="11962*"/>
    </style:style>
    <style:style style:name="Table2.D" style:family="table-column">
      <style:table-column-properties style:column-width="2.291in" style:rel-column-width="20287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4014in" table:align="margins"/>
    </style:style>
    <style:style style:name="Table3.A" style:family="table-column">
      <style:table-column-properties style:column-width="1.4688in" style:rel-column-width="13002*"/>
    </style:style>
    <style:style style:name="Table3.B" style:family="table-column">
      <style:table-column-properties style:column-width="2.291in" style:rel-column-width="20284*"/>
    </style:style>
    <style:style style:name="Table3.C" style:family="table-column">
      <style:table-column-properties style:column-width="1.3507in" style:rel-column-width="11962*"/>
    </style:style>
    <style:style style:name="Table3.D" style:family="table-column">
      <style:table-column-properties style:column-width="2.291in" style:rel-column-width="2028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014in" table:align="margins"/>
    </style:style>
    <style:style style:name="Table4.A" style:family="table-column">
      <style:table-column-properties style:column-width="1.4688in" style:rel-column-width="13002*"/>
    </style:style>
    <style:style style:name="Table4.B" style:family="table-column">
      <style:table-column-properties style:column-width="2.291in" style:rel-column-width="20284*"/>
    </style:style>
    <style:style style:name="Table4.C" style:family="table-column">
      <style:table-column-properties style:column-width="1.3507in" style:rel-column-width="11962*"/>
    </style:style>
    <style:style style:name="Table4.D" style:family="table-column">
      <style:table-column-properties style:column-width="2.291in" style:rel-column-width="20287*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7.4056in" fo:margin-left="0in" table:align="left"/>
    </style:style>
    <style:style style:name="Table1.A" style:family="table-column">
      <style:table-column-properties style:column-width="0.8347in"/>
    </style:style>
    <style:style style:name="Table1.B" style:family="table-column">
      <style:table-column-properties style:column-width="1.7701in"/>
    </style:style>
    <style:style style:name="Table1.C" style:family="table-column">
      <style:table-column-properties style:column-width="2.3951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1556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7.4014in" table:align="margins"/>
    </style:style>
    <style:style style:name="Table5.A" style:family="table-column">
      <style:table-column-properties style:column-width="1.85in" style:rel-column-width="16383*"/>
    </style:style>
    <style:style style:name="Table5.D" style:family="table-column">
      <style:table-column-properties style:column-width="1.8507in" style:rel-column-width="16386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fo:font-weight="bold" officeooo:paragraph-rsid="018c0b48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18c0b48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89aa4f" officeooo:paragraph-rsid="018c0b4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paragraph-rsid="018c0b48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0a37fb" officeooo:paragraph-rsid="018c0b48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Times New Roman" fo:font-size="10pt" fo:font-weight="bold" officeooo:rsid="000a37fb" officeooo:paragraph-rsid="018c0b4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0bacb5" officeooo:paragraph-rsid="018c0b48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Times New Roman" fo:font-size="10pt" fo:font-weight="bold" officeooo:rsid="000a37fb" officeooo:paragraph-rsid="018c0b48" style:font-name-asian="Arial2" style:font-size-asian="10pt" style:font-weight-asian="bold" style:font-name-complex="Arial2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0pt" officeooo:rsid="00072945" officeooo:paragraph-rsid="018c0b48" style:font-size-asian="10pt" style:font-size-complex="10pt"/>
    </style:style>
    <style:style style:name="P11" style:family="paragraph" style:parent-style-name="Table_20_Contents">
      <style:text-properties style:font-name="Times New Roman" fo:font-size="10pt" officeooo:rsid="00072945" officeooo:paragraph-rsid="018c0b48" style:font-size-asian="10pt" style:font-size-complex="10pt"/>
    </style:style>
    <style:style style:name="P12" style:family="paragraph" style:parent-style-name="Table_20_Contents">
      <style:text-properties officeooo:paragraph-rsid="018c0b4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c0b48"/>
    </style:style>
    <style:style style:name="P14" style:family="paragraph" style:parent-style-name="Standard">
      <style:paragraph-properties style:shadow="none">
        <style:tab-stops/>
      </style:paragraph-properties>
      <style:text-properties style:font-name="Times New Roman" fo:font-size="18pt" fo:font-weight="bold" officeooo:rsid="018d976d" officeooo:paragraph-rsid="018d976d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rsid="00837fa9" officeooo:paragraph-rsid="018c0b48"/>
    </style:style>
    <style:style style:name="P1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Times New Roman" fo:font-size="10pt" fo:font-weight="bold" officeooo:rsid="007dcb93" officeooo:paragraph-rsid="018c0b4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Times New Roman" fo:font-size="10pt" fo:font-weight="bold" officeooo:rsid="00849a99" officeooo:paragraph-rsid="018c0b4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Times New Roman" fo:font-size="10pt" fo:font-weight="bold" officeooo:rsid="0089aa4f" officeooo:paragraph-rsid="018c0b4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Times New Roman" fo:font-size="10pt" officeooo:paragraph-rsid="018c0b48" style:font-size-asian="10pt" style:font-size-complex="10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18c0b48"/>
    </style:style>
    <style:style style:name="P21" style:family="paragraph" style:parent-style-name="Footer">
      <style:paragraph-properties fo:text-align="start" style:justify-single-word="false" style:shadow="none">
        <style:tab-stops/>
      </style:paragraph-properties>
      <style:text-properties style:font-name="Arial2" fo:font-size="11pt" fo:font-weight="normal" officeooo:rsid="00d2f3b4" officeooo:paragraph-rsid="018c0b48" style:font-size-asian="11pt" style:font-weight-asian="normal" style:font-size-complex="11pt" style:font-weight-complex="normal"/>
    </style:style>
    <style:style style:name="P22" style:family="paragraph" style:parent-style-name="Footer">
      <style:paragraph-properties fo:text-align="start" style:justify-single-word="false"/>
      <style:text-properties officeooo:paragraph-rsid="018c0b48"/>
    </style:style>
    <style:style style:name="P23" style:family="paragraph" style:parent-style-name="Footer">
      <style:paragraph-properties fo:text-align="start" style:justify-single-word="false"/>
      <style:text-properties fo:font-weight="bold" officeooo:rsid="0089aa4f" officeooo:paragraph-rsid="018c0b48" style:font-weight-asian="bold" style:font-weight-complex="bold"/>
    </style:style>
    <style:style style:name="P24" style:family="paragraph" style:parent-style-name="Footer">
      <style:paragraph-properties fo:text-align="start" style:justify-single-word="false"/>
      <style:text-properties fo:font-weight="bold" officeooo:rsid="018e4f60" officeooo:paragraph-rsid="018e4f60" style:font-weight-asian="bold" style:font-weight-complex="bold"/>
    </style:style>
    <style:style style:name="P25" style:family="paragraph" style:parent-style-name="Footer">
      <style:paragraph-properties fo:text-align="start" style:justify-single-word="false"/>
      <style:text-properties fo:font-weight="normal" officeooo:rsid="0089aa4f" officeooo:paragraph-rsid="018c0b48" style:font-weight-asian="normal" style:font-weight-complex="normal"/>
    </style:style>
    <style:style style:name="P26" style:family="paragraph" style:parent-style-name="Header">
      <style:text-properties officeooo:paragraph-rsid="018c0b48"/>
    </style:style>
    <style:style style:name="P2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Times New Roman" fo:font-size="10pt" fo:font-weight="bold" officeooo:rsid="019ae1dd" officeooo:paragraph-rsid="019ae1dd" style:font-size-asian="10pt" style:font-weight-asian="bold" style:font-size-complex="10pt" style:font-weight-complex="bold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2" fo:font-size="11pt" officeooo:rsid="00d2f3b4" style:font-size-asian="11pt" style:font-size-complex="11pt"/>
    </style:style>
    <style:style style:name="T2" style:family="text">
      <style:text-properties style:font-name="Arial2" officeooo:rsid="007b09f6"/>
    </style:style>
    <style:style style:name="T3" style:family="text">
      <style:text-properties style:font-name="Arial2" officeooo:rsid="00849a99"/>
    </style:style>
    <style:style style:name="T4" style:family="text">
      <style:text-properties style:font-name="Times New Roman" officeooo:rsid="0060922d"/>
    </style:style>
    <style:style style:name="T5" style:family="text">
      <style:text-properties style:font-name="Times New Roman" officeooo:rsid="006b0448"/>
    </style:style>
    <style:style style:name="T6" style:family="text">
      <style:text-properties style:font-name="Times New Roman" officeooo:rsid="006b2625"/>
    </style:style>
    <style:style style:name="T7" style:family="text">
      <style:text-properties style:font-name="Times New Roman" officeooo:rsid="006f0d0e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officeooo:rsid="00099212" style:font-size-asian="10pt" style:font-size-complex="10pt"/>
    </style:style>
    <style:style style:name="T10" style:family="text">
      <style:text-properties fo:color="#000000" loext:opacity="100%" style:font-name="Times New Roman" fo:font-size="14pt" style:text-underline-style="none" fo:font-weight="bold" officeooo:rsid="00631bce" style:font-size-asian="14pt" style:font-weight-asian="bold" style:font-size-complex="14pt" style:font-weight-complex="bold"/>
    </style:style>
    <style:style style:name="T11" style:family="text">
      <style:text-properties fo:color="#000000" loext:opacity="100%" style:font-name="Times New Roman" fo:font-size="14pt" style:text-underline-style="none" fo:font-weight="bold" officeooo:rsid="006b2625" style:font-size-asian="14pt" style:font-weight-asian="bold" style:font-size-complex="14pt" style:font-weight-complex="bold"/>
    </style:style>
    <style:style style:name="T12" style:family="text">
      <style:text-properties fo:color="#000000" loext:opacity="100%" style:font-name="Times New Roman" fo:font-size="14pt" style:text-underline-style="none" fo:font-weight="bold" officeooo:rsid="006b2625" style:text-underline-mode="continuous" style:text-overline-mode="continuous" style:text-line-through-mode="continuous" style:font-name-asian="Arial2" style:font-size-asian="14pt" style:font-weight-asian="bold" style:font-name-complex="Arial2" style:font-size-complex="14pt" style:font-weight-complex="bold"/>
    </style:style>
    <style:style style:name="T13" style:family="text">
      <style:text-properties fo:color="#000000" loext:opacity="100%" style:font-name="Times New Roman" fo:font-size="11pt" style:text-underline-style="none" officeooo:rsid="002763ae" style:font-size-asian="11pt" style:font-size-complex="11pt"/>
    </style:style>
    <style:style style:name="T14" style:family="text">
      <style:text-properties fo:color="#000000" loext:opacity="100%" style:font-name="Times New Roman" fo:font-size="10pt" style:text-underline-style="none" officeooo:rsid="002763ae" style:font-size-asian="10pt" style:font-size-complex="10pt"/>
    </style:style>
    <style:style style:name="T15" style:family="text">
      <style:text-properties fo:color="#000000" loext:opacity="100%" style:font-name="Arial2" fo:font-size="11pt" style:text-underline-style="none" officeooo:rsid="002763ae" style:font-size-asian="11pt" style:font-size-complex="11pt"/>
    </style:style>
    <style:style style:name="T16" style:family="text">
      <style:text-properties fo:color="#000080" loext:opacity="100%" style:font-name="Arial2" fo:font-size="10.5pt" style:text-underline-style="solid" style:text-underline-width="auto" style:text-underline-color="font-color" officeooo:rsid="007b09f6" style:text-underline-mode="continuous" style:text-overline-mode="continuous" style:text-line-through-mode="continuous" style:font-name-asian="Arial2" style:font-size-asian="10.5pt" style:font-name-complex="Arial2" style:font-size-complex="11pt"/>
    </style:style>
    <style:style style:name="T17" style:family="text">
      <style:text-properties fo:font-weight="bold" officeooo:rsid="00849a99" style:font-name-asian="Arial2" style:font-weight-asian="bold" style:font-name-complex="Arial2" style:font-weight-complex="bold"/>
    </style:style>
    <style:style style:name="T18" style:family="text">
      <style:text-properties fo:font-weight="bold" officeooo:rsid="0089aa4f" style:font-name-asian="Arial2" style:font-weight-asian="bold" style:font-name-complex="Arial2" style:font-weight-complex="bold"/>
    </style:style>
    <style:style style:name="T19" style:family="text">
      <style:text-properties fo:font-weight="bold" officeooo:rsid="007dcb93" style:font-weight-asian="bold" style:font-weight-complex="bold"/>
    </style:style>
    <style:style style:name="T20" style:family="text">
      <style:text-properties officeooo:rsid="0089aa4f"/>
    </style:style>
    <style:style style:name="T21" style:family="text">
      <style:text-properties officeooo:rsid="00d2f3b4"/>
    </style:style>
    <style:style style:name="T22" style:family="text">
      <style:text-properties style:font-name="Arial" officeooo:rsid="01913e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Invoice Origin" text:name="py3o.obj.invoice_origin"/>
      </text:user-field-decls>
      <text:p text:style-name="P28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4"><text:span text:style-name="T21">Z</text:span>S Knitwear</text:p>
      <text:p text:style-name="P13"><text:a xlink:type="simple" xlink:href="py3o://if=%22obj.type%20in%20('in_invoice')%20and%20obj.state%20in%20('draft')%22" text:style-name="Internet_20_link" text:visited-style-name="Visited_20_Internet_20_Link"><text:span text:style-name="T4">if="obj.type in ('in_invoice') and obj.state in ('draft')"</text:span></text:a></text:p>
      <text:p text:style-name="P13"><text:span text:style-name="Hyperlink"><text:span text:style-name="T10">Draft Purchase Invoice Voucher</text:span></text:span></text:p>
      <text:p text:style-name="P13"><text:a xlink:type="simple" xlink:href="py3o:///if" text:style-name="Internet_20_link" text:visited-style-name="Visited_20_Internet_20_Link"><text:span text:style-name="Hyperlink"><text:span text:style-name="T13">/if</text:span></text:span></text:a></text:p>
      <text:p text:style-name="P13"><text:a xlink:type="simple" xlink:href="py3o://if=%22obj.type%20in%20('in_invoice')%20and%20obj.state%20in%20('posted')%22" text:style-name="Internet_20_link" text:visited-style-name="Visited_20_Internet_20_Link"><text:span text:style-name="T5">if="obj.type in ('in_invoice') and obj.state in ('posted')"</text:span></text:a></text:p>
      <text:p text:style-name="P13"><text:span text:style-name="Hyperlink"><text:span text:style-name="T10">Purchase Invoice Voucher</text:span></text:span></text:p>
      <text:p text:style-name="P13"><text:a xlink:type="simple" xlink:href="py3o:///if" text:style-name="Internet_20_link" text:visited-style-name="Visited_20_Internet_20_Link"><text:span text:style-name="Hyperlink"><text:span text:style-name="T13">/if</text:span></text:span></text:a></text:p>
      <text:p text:style-name="P13"><text:a xlink:type="simple" xlink:href="py3o://if=%22obj.type%20in%20('out_invoice')%20and%20obj.state%20in%20('draft')%22" text:style-name="Internet_20_link" text:visited-style-name="Visited_20_Internet_20_Link"><text:span text:style-name="T6">if="obj.type in ('out_invoice') and obj.state in ('draft')"</text:span></text:a></text:p>
      <text:p text:style-name="P13"><text:span text:style-name="Hyperlink"><text:span text:style-name="T11">Draft </text:span></text:span><text:span text:style-name="Hyperlink"><text:span text:style-name="T12">Sale</text:span></text:span><text:span text:style-name="Hyperlink"><text:span text:style-name="T10"> Invoice Voucher</text:span></text:span></text:p>
      <text:p text:style-name="P13"><text:a xlink:type="simple" xlink:href="py3o:///if" text:style-name="Internet_20_link" text:visited-style-name="Visited_20_Internet_20_Link"><text:span text:style-name="Hyperlink"><text:span text:style-name="T13">/if</text:span></text:span></text:a></text:p>
      <text:p text:style-name="P13"><text:a xlink:type="simple" xlink:href="py3o://if=%22obj.type%20in%20('out_invoice')%20and%20obj.state%20in%20('posted')%22" text:style-name="Internet_20_link" text:visited-style-name="Visited_20_Internet_20_Link"><text:span text:style-name="T7">if="obj.type in ('out_invoice') and obj.state in ('posted')"</text:span></text:a></text:p>
      <text:p text:style-name="P13"><text:span text:style-name="Hyperlink"><text:span text:style-name="T12">Sale</text:span></text:span><text:span text:style-name="Hyperlink"><text:span text:style-name="T10"> Invoice Voucher</text:span></text:span></text:p>
      <text:p text:style-name="P13"><text:a xlink:type="simple" xlink:href="py3o:///if" text:style-name="Internet_20_link" text:visited-style-name="Visited_20_Internet_20_Link"><text:span text:style-name="Hyperlink"><text:span text:style-name="T13">/if</text:span></text:span></text:a></text:p>
      <text:p text:style-name="P13"><text:span text:style-name="Hyperlink"><text:span text:style-name="T15"/></text:span></text:p>
      <text:p text:style-name="P3"/>
      <text:p text:style-name="P3"/>
      <text:p text:style-name="P15"><text:a xlink:type="simple" xlink:href="py3o://if=%22obj.type%20in%20('in_invoice')%22" text:style-name="Internet_20_link" text:visited-style-name="Visited_20_Internet_20_Link"><text:span text:style-name="T2">if="obj.type in ('in_invoice'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2509609606352">
            <table:table-cell table:style-name="Table2.A1" office:value-type="string">
              <text:p text:style-name="P16">Vendor Name :</text:p>
            </table:table-cell>
            <table:table-cell table:style-name="Table2.A1" office:value-type="string">
              <text:p text:style-name="P16"><text:user-field-get text:name="py3o.obj.partner_id.name">partner_id.name</text:user-field-get></text:p>
            </table:table-cell>
            <table:table-cell table:style-name="Table2.A1" office:value-type="string">
              <text:p text:style-name="P17">Invoice No. :</text:p>
            </table:table-cell>
            <table:table-cell table:style-name="Table2.A1" office:value-type="string">
              <text:p text:style-name="P20"><text:span text:style-name="Hyperlink"><text:span text:style-name="T14"><text:user-field-get text:name="py3o.obj.name">invoice number</text:user-field-get></text:span></text:span></text:p>
            </table:table-cell>
          </table:table-row>
        </table:table-header-rows>
      </table:table>
      <text:p text:style-name="P13"><text:a xlink:type="simple" xlink:href="py3o:///if" text:style-name="Internet_20_link" text:visited-style-name="Visited_20_Internet_20_Link"><text:span text:style-name="Hyperlink"><text:span text:style-name="T16">/if</text:span></text:span></text:a></text:p>
      <text:p text:style-name="P20"><text:a xlink:type="simple" xlink:href="py3o://if=%22obj.type%20in%20('out_invoice')%22" text:style-name="Internet_20_link" text:visited-style-name="Visited_20_Internet_20_Link"><text:span text:style-name="T3">if="obj.type in ('out_invoice')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Line2509609609344">
            <table:table-cell table:style-name="Table3.A1" office:value-type="string">
              <text:p text:style-name="P19"><text:span text:style-name="T17">Customer</text:span><text:span text:style-name="T19"> Name :</text:span></text:p>
            </table:table-cell>
            <table:table-cell table:style-name="Table3.A1" office:value-type="string">
              <text:p text:style-name="P16"><text:user-field-get text:name="py3o.obj.partner_id.name">partner_id.name</text:user-field-get></text:p>
            </table:table-cell>
            <table:table-cell table:style-name="Table3.A1" office:value-type="string">
              <text:p text:style-name="P17">Invoice No. :</text:p>
            </table:table-cell>
            <table:table-cell table:style-name="Table3.A1" office:value-type="string">
              <text:p text:style-name="P20"><text:span text:style-name="Hyperlink"><text:span text:style-name="T14"><text:user-field-get text:name="py3o.obj.name">invoice number</text:user-field-get></text:span></text:span></text:p>
            </table:table-cell>
          </table:table-row>
        </table:table-header-rows>
      </table:table>
      <text:p text:style-name="P13"><text:a xlink:type="simple" xlink:href="py3o:///if" text:style-name="Internet_20_link" text:visited-style-name="Visited_20_Internet_20_Link"><text:span text:style-name="Hyperlink"><text:span text:style-name="T16">/if</text:span></text:span></text:a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2509609597920">
            <table:table-cell table:style-name="Table4.A1" office:value-type="string">
              <text:p text:style-name="P19"><text:span text:style-name="T18">Cheque Name</text:span><text:span text:style-name="T19">:</text:span></text:p>
            </table:table-cell>
            <table:table-cell table:style-name="Table4.A1" office:value-type="string">
              <text:p text:style-name="P16"><text:user-field-get text:name="py3o.obj.partner_id.x_cheq_to">partner_id.x_cheq_to</text:user-field-get></text:p>
            </table:table-cell>
            <table:table-cell table:style-name="Table4.A1" office:value-type="string">
              <text:p text:style-name="P17">Inv.<text:span text:style-name="T20"> Amount</text:span> :</text:p>
            </table:table-cell>
            <table:table-cell table:style-name="Table4.A1" office:value-type="string">
              <text:p text:style-name="P20"><text:span text:style-name="Hyperlink"><text:span text:style-name="T14"><text:user-field-get text:name="py3o.obj.amount_total">amount_total</text:user-field-get></text:span></text:span></text:p>
            </table:table-cell>
          </table:table-row>
        </table:table-header-rows>
        <table:table-row table:style-name="TableLine2509609607712">
          <table:table-cell table:style-name="Table4.A1" office:value-type="string">
            <text:p text:style-name="P18">Document No. :</text:p>
          </table:table-cell>
          <table:table-cell table:style-name="Table4.A1" office:value-type="string">
            <text:p text:style-name="P19"><text:user-field-get text:name="py3o.obj.ref">ref</text:user-field-get></text:p>
          </table:table-cell>
          <table:table-cell table:style-name="Table4.A1" office:value-type="string">
            <text:p text:style-name="P18">Terms :</text:p>
          </table:table-cell>
          <table:table-cell table:style-name="Table4.A1" office:value-type="string">
            <text:p text:style-name="P19"><text:user-field-get text:name="py3o.obj.invoice_payment_term_id.name">invoice_payment_term_id.name</text:user-field-get></text:p>
          </table:table-cell>
        </table:table-row>
        <table:table-row table:style-name="TableLine2509609605808">
          <table:table-cell table:style-name="Table4.A1" office:value-type="string">
            <text:p text:style-name="P18">Voucher Date :</text:p>
          </table:table-cell>
          <table:table-cell table:style-name="Table4.A1" office:value-type="string">
            <text:p text:style-name="P19"><text:user-field-get text:name="py3o.obj.x_voucherdate">x_voucherdate</text:user-field-get></text:p>
          </table:table-cell>
          <table:table-cell table:style-name="Table4.A1" office:value-type="string">
            <text:p text:style-name="P17">D<text:span text:style-name="T20">ue Date :</text:span></text:p>
          </table:table-cell>
          <table:table-cell table:style-name="Table4.A1" office:value-type="string">
            <text:p text:style-name="P19"><text:user-field-get text:name="py3o.obj.invoice_date_due">invoice_date_due</text:user-field-get></text:p>
          </table:table-cell>
        </table:table-row>
        <table:table-row table:style-name="TableLine2509609594928">
          <table:table-cell table:style-name="Table4.A1" office:value-type="string">
            <text:p text:style-name="P18">Invoice Date :</text:p>
          </table:table-cell>
          <table:table-cell table:style-name="Table4.A1" office:value-type="string">
            <text:p text:style-name="P19"><text:user-field-get text:name="py3o.obj.invoice_date">invoice_date</text:user-field-get></text:p>
          </table:table-cell>
          <table:table-cell table:style-name="Table4.A1" office:value-type="string">
            <text:p text:style-name="P27">Origin  ref:</text:p>
          </table:table-cell>
          <table:table-cell table:style-name="Table4.A1" office:value-type="string">
            <text:p text:style-name="P19"><text:user-field-get text:name="py3o.obj.invoice_origin">Invoice Origin</text:user-field-get></text:p>
          </table:table-cell>
        </table:table-row>
        <table:table-row table:style-name="TableLine2509609600912">
          <table:table-cell table:style-name="Table4.A1" office:value-type="string">
            <text:p text:style-name="P18">GL Date :</text:p>
          </table:table-cell>
          <table:table-cell table:style-name="Table4.A1" office:value-type="string">
            <text:p text:style-name="P19"><text:user-field-get text:name="py3o.obj.date">date</text:user-field-get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9"/>
          </table:table-cell>
        </table:table-row>
      </table:table>
      <text:p text:style-name="P3"><text:span text:style-name="Hyperlink"><text:span text:style-name="T15"/></text:span></text:p>
      <text:p text:style-name="P3"><text:span text:style-name="Hyperlink"><text:span text:style-name="T15"/></text:span></text:p>
      <text:p text:style-name="P3"><text:span text:style-name="Hyperlink"><text:span text:style-name="T15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7">Code</text:p>
            </table:table-cell>
            <table:table-cell table:style-name="Table1.A1" office:value-type="string">
              <text:p text:style-name="P7">Account Name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6">Debit (Rs.)</text:p>
            </table:table-cell>
            <table:table-cell table:style-name="Table1.E1" office:value-type="string">
              <text:p text:style-name="P6">Credit (Rs.)</text:p>
            </table:table-cell>
          </table:table-row>
        </table:table-header-rows>
        <table:table-row table:style-name="TableLine2509609610704">
          <table:table-cell table:style-name="Table1.A2" table:number-columns-spanned="5" office:value-type="string">
            <text:p text:style-name="P26"><text:a xlink:type="simple" xlink:href="py3o://for=%22line%20in%20obj.line_ids%22" text:style-name="Internet_20_link" text:visited-style-name="Visited_20_Internet_20_Link"><text:span text:style-name="T8">for="line in obj.line_id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2509609596288">
          <table:table-cell table:style-name="Table1.A3" office:value-type="string">
            <text:p text:style-name="P11"><text:user-field-get text:name="py3o.line.account_id.code">account_id.code</text:user-field-get></text:p>
          </table:table-cell>
          <table:table-cell table:style-name="Table1.A3" office:value-type="string">
            <text:p text:style-name="P11"><text:user-field-get text:name="py3o.line.account_id.name">account_id.name</text:user-field-get></text:p>
          </table:table-cell>
          <table:table-cell table:style-name="Table1.A3" office:value-type="string">
            <text:p text:style-name="P11"><text:user-field-get text:name="py3o.line.name">name</text:user-field-get></text:p>
          </table:table-cell>
          <table:table-cell table:style-name="Table1.A3" office:value-type="string">
            <text:p text:style-name="P10"><text:user-field-get style:data-style-name="N10109" text:name="py3o.line.debit">0.00</text:user-field-get></text:p>
          </table:table-cell>
          <table:table-cell table:style-name="Table1.A2" office:value-type="string">
            <text:p text:style-name="P10"><text:user-field-get style:data-style-name="N0" text:name="py3o.line.credit">0</text:user-field-get></text:p>
          </table:table-cell>
        </table:table-row>
        <table:table-row table:style-name="TableLine2509609597104">
          <table:table-cell table:style-name="Table1.A2" table:number-columns-spanned="5" office:value-type="string">
            <text:p text:style-name="P12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2509609599280">
          <table:table-cell table:style-name="Table1.A3" table:number-columns-spanned="3" office:value-type="string">
            <text:p text:style-name="P8">Total : </text:p>
          </table:table-cell>
          <table:covered-table-cell/>
          <table:covered-table-cell/>
          <table:table-cell table:style-name="Table1.A3" office:value-type="string">
            <text:p text:style-name="P2"><text:user-field-get text:name="py3o.obj.amount_total">amount_total</text:user-field-get></text:p>
          </table:table-cell>
          <table:table-cell table:style-name="Table1.A2" office:value-type="string">
            <text:p text:style-name="P2"><text:user-field-get text:name="py3o.obj.amount_total">amount_total</text:user-field-get></text:p>
          </table:table-cell>
        </table:table-row>
      </table:table>
      <text:p text:style-name="P22"/>
      <text:p text:style-name="P23"/>
      <text:p text:style-name="P24"><text:span text:style-name="T8">Amount in Words</text:span> : <text:s text:c="4"/><text:span text:style-name="T8"><text:s/></text:span><text:span text:style-name="T8"><text:user-field-get text:name="py3o.obj.currency_id.name">currency_id.name</text:user-field-get></text:span><text:span text:style-name="T8"><text:s/></text:span><text:span text:style-name="T8"><text:user-field-get text:name="py3o.obj.x_num2words">x_num2words</text:user-field-get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5" table:style-name="Table5">
        <table:table-column table:style-name="Table5.A" table:number-columns-repeated="3"/>
        <table:table-column table:style-name="Table5.D"/>
        <table:table-header-rows>
          <text:soft-page-break/>
          <table:table-row table:style-name="TableLine2509609603088">
            <table:table-cell table:style-name="Table5.A1" office:value-type="string">
              <text:p text:style-name="P4"><text:user-field-get text:name="py3o.obj.create_uid.name">create_uid.name</text:user-field-get></text:p>
              <text:p text:style-name="P5">____<text:span text:style-name="T20">________________</text:span></text:p>
              <text:p text:style-name="P4">Prepared By</text:p>
            </table:table-cell>
            <table:table-cell table:style-name="Table5.A1" office:value-type="string">
              <text:p text:style-name="P4"/>
              <text:p text:style-name="P5">____<text:span text:style-name="T20">________________</text:span></text:p>
              <text:p text:style-name="P4"><text:span text:style-name="T22">checked</text:span> By</text:p>
            </table:table-cell>
            <table:table-cell table:style-name="Table5.A1" office:value-type="string">
              <text:p text:style-name="P4"/>
              <text:p text:style-name="P5">____<text:span text:style-name="T20">________________</text:span></text:p>
              <text:p text:style-name="P4"><text:span text:style-name="T22">Verified</text:span> By</text:p>
            </table:table-cell>
            <table:table-cell table:style-name="Table5.A1" office:value-type="string">
              <text:p text:style-name="P4"/>
              <text:p text:style-name="P5">____<text:span text:style-name="T20">________________</text:span></text:p>
              <text:p text:style-name="P4"><text:span text:style-name="T22">Approved</text:span> By</text:p>
            </table:table-cell>
          </table:table-row>
        </table:table-header-rows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6.5583in" svg:y="-0.4311in" svg:width="1.1244in" svg:height="1.0535in" draw:z-index="1"><draw:image xlink:href="Pictures/10000000000000EF000000E03A63286059C7FBBB.png" xlink:type="simple" xlink:show="embed" xlink:actuate="onLoad" draw:mime-type="image/png"/></draw:frame></text:p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1-03-15T15:49:24.504000000</dc:date>
    <meta:editing-duration>P1DT19H36M18S</meta:editing-duration>
    <meta:editing-cycles>389</meta:editing-cycles>
    <meta:generator>LibreOffice/7.0.4.2$Windows_X86_64 LibreOffice_project/dcf040e67528d9187c66b2379df5ea4407429775</meta:generator>
    <meta:document-statistic meta:table-count="5" meta:image-count="1" meta:object-count="0" meta:page-count="2" meta:paragraph-count="70" meta:word-count="155" meta:character-count="1137" meta:non-whitespace-character-count="1045"/>
  </office:meta>
</office:document-meta>
</file>